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a2f" officeooo:paragraph-rsid="00152a2f"/>
    </style:style>
    <style:style style:name="P2" style:family="paragraph" style:parent-style-name="Standard">
      <style:text-properties fo:font-size="24pt" fo:font-style="italic" officeooo:rsid="00152a2f" officeooo:paragraph-rsid="00152a2f" style:font-size-asian="24pt" style:font-style-asian="italic" style:font-size-complex="24pt" style:font-style-complex="italic"/>
    </style:style>
    <style:style style:name="P3" style:family="paragraph" style:parent-style-name="Standard">
      <style:text-properties fo:font-size="24pt" fo:font-style="italic" style:text-underline-style="solid" style:text-underline-width="auto" style:text-underline-color="font-color" officeooo:rsid="00152a2f" officeooo:paragraph-rsid="00152a2f" style:font-size-asian="24pt" style:font-style-asian="italic" style:font-size-complex="24pt" style:font-style-complex="italic"/>
    </style:style>
    <style:style style:name="P4" style:family="paragraph" style:parent-style-name="Standard">
      <style:text-properties fo:font-size="12pt" officeooo:rsid="00152a2f" officeooo:paragraph-rsid="00152a2f" style:font-size-asian="12pt" style:font-size-complex="12pt"/>
    </style:style>
    <style:style style:name="P5" style:family="paragraph" style:parent-style-name="Standard">
      <style:text-properties fo:font-size="12pt" fo:font-style="normal" officeooo:rsid="00152a2f" officeooo:paragraph-rsid="00152a2f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52a2f" officeooo:paragraph-rsid="00152a2f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refas Planning Poker <text:s/>Memory Search</text:p>
      <text:p text:style-name="P1"/>
      <text:p text:style-name="P1"/>
      <text:p text:style-name="P3">FRONT END</text:p>
      <text:p text:style-name="P3"/>
      <text:p text:style-name="P1">* Deploy aplicacao TERAMUNDI ambiente de homologacao</text:p>
      <text:p text:style-name="P1"/>
      <text:p text:style-name="P1">TELA DE LOGIN</text:p>
      <text:p text:style-name="P1"/>
      <text:p text:style-name="P1">* Interface</text:p>
      <text:p text:style-name="P1">* Autenticacao login e senha (token / AD) <text:s/></text:p>
      <text:p text:style-name="P1">* Implementação Recaptcha </text:p>
      <text:p text:style-name="P1"><text:s/></text:p>
      <text:p text:style-name="P1">TELA DE HOME</text:p>
      <text:p text:style-name="P1"/>
      <text:p text:style-name="P1">* Interface / <text:s/>Validacao TOKEN</text:p>
      <text:p text:style-name="P1">* Carregamento das informacoes </text:p>
      <text:p text:style-name="P1"><text:s/></text:p>
      <text:p text:style-name="P1">MENU LATERAL</text:p>
      <text:p text:style-name="P1"/>
      <text:p text:style-name="P1">* Interface </text:p>
      <text:p text:style-name="P1">* Roteamento e Ação button</text:p>
      <text:p text:style-name="P1"><text:s/></text:p>
      <text:p text:style-name="P1">TELA DE ARTIGOS</text:p>
      <text:p text:style-name="P1"/>
      <text:p text:style-name="P1">* Interface / <text:s/>Validacao TOKEN </text:p>
      <text:p text:style-name="P1">* Carregar <text:s/>campos selecionaveis </text:p>
      <text:p text:style-name="P1">* Ação do button de Pesquisar (normal, restrito ou favorito) </text:p>
      <text:p text:style-name="P1">* Ação de ordenação (data, seção, página, edição, name) </text:p>
      <text:p text:style-name="P1">* Ação do button de Detalhe ao Selecionar o Item </text:p>
      <text:p text:style-name="P1">* Ação do button páginas conectadas </text:p>
      <text:p text:style-name="P1">* Ação do button favoritos </text:p>
      <text:p text:style-name="P1"><text:s/></text:p>
      <text:p text:style-name="P1">TELA DE IMAGENS</text:p>
      <text:p text:style-name="P1"/>
      <text:p text:style-name="P1">* Interface / Validacao TOKEN </text:p>
      <text:p text:style-name="P1">* Carregar <text:s/>campos selecionaveis </text:p>
      <text:p text:style-name="P1">* Ação do button de Pesquisar(normal, restrito ou favorito)</text:p>
      <text:p text:style-name="P1">* Ação de ordenação (data, seção, página, edição, name) </text:p>
      <text:p text:style-name="P1">* Ação do button de Detalhe ao Selecionar o Item </text:p>
      <text:p text:style-name="P1">* Ação de imagem alta definicao </text:p>
      <text:p text:style-name="P1">* Ação do button páginas conectadas </text:p>
      <text:p text:style-name="P1">* Ação do button favoritos </text:p>
      <text:p text:style-name="P1">* Ação do button Download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><text:soft-page-break/>TELA DE PAGINAS</text:p>
      <text:p text:style-name="P1"/>
      <text:p text:style-name="P1">* Interface / Validacao TOKEN </text:p>
      <text:p text:style-name="P1">* Carregar <text:s/>campos selecionaveis </text:p>
      <text:p text:style-name="P1">* Ação do button de Pesquisar(normal, restrito ou favorito) </text:p>
      <text:p text:style-name="P1">* Ação de ordenação (data, seção, pagina, edição, name)</text:p>
      <text:p text:style-name="P1">* Ação do button de Detalhe ao Selecionar o Item </text:p>
      <text:p text:style-name="P1">* Ação de abrir o PDF da pagina </text:p>
      <text:p text:style-name="P1">* Ação do button elementos conectados </text:p>
      <text:p text:style-name="P1">* Ação do button imagens conectadas </text:p>
      <text:p text:style-name="P1">* Ação do button textos conectados </text:p>
      <text:p text:style-name="P1">* Ação do button favoritos </text:p>
      <text:p text:style-name="P1"><text:s/></text:p>
      <text:p text:style-name="P1">TELA DE USUÁRIO</text:p>
      <text:p text:style-name="P1"/>
      <text:p text:style-name="P1">* Interface / Validacao TOKEN </text:p>
      <text:p text:style-name="P1">* Carregar usuario (onInit) </text:p>
      <text:p text:style-name="P1">* Ação do button de Pesquisar </text:p>
      <text:p text:style-name="P1">* Ação do button de Cadastrar </text:p>
      <text:p text:style-name="P1">* Acao do button de Editar</text:p>
      <text:p text:style-name="P1"/>
      <text:p text:style-name="P1"/>
      <text:p text:style-name="P1"/>
      <text:p text:style-name="P3">BACK-END</text:p>
      <text:p text:style-name="P2"/>
      <text:p text:style-name="P5">DOMAIN</text:p>
      <text:p text:style-name="P5"/>
      <text:p text:style-name="P5">* Criar Model das Tabelas </text:p>
      <text:p text:style-name="P5"/>
      <text:p text:style-name="P5">CONTROLLERS</text:p>
      <text:p text:style-name="P5"/>
      <text:p text:style-name="P5">* Criar Controller Login de autenticação no sistema </text:p>
      <text:p text:style-name="P5">* Criar Controller Pesquisas de Imagem </text:p>
      <text:p text:style-name="P5">* Criar Controller Pesquisas de página </text:p>
      <text:p text:style-name="P5">* Criar Controller Pesquisas de Texto </text:p>
      <text:p text:style-name="P5">* Criar Controller Usuário </text:p>
      <text:p text:style-name="P5">* Criar Controller Configuração </text:p>
      <text:p text:style-name="P5"/>
      <text:p text:style-name="P5">MAPPING</text:p>
      <text:p text:style-name="P5"/>
      <text:p text:style-name="P5">*Mapeamento Banco de Dados e Core da aplicação </text:p>
      <text:p text:style-name="P4"/>
      <text:p text:style-name="P1">DOCUMENTÇÃO DO PROJETO </text:p>
      <text:p text:style-name="P1"/>
      <text:p text:style-name="P1">*Criação da Wiki documentando o projeto. </text:p>
      <text:p text:style-name="P1"/>
      <text:p text:style-name="P1"/>
      <text:p text:style-name="P1"><text:s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9:37:55.129000000</meta:creation-date>
    <dc:date>2023-11-03T09:58:51.210000000</dc:date>
    <meta:editing-duration>PT20M56S</meta:editing-duration>
    <meta:editing-cycles>1</meta:editing-cycles>
    <meta:document-statistic meta:table-count="0" meta:image-count="0" meta:object-count="0" meta:page-count="2" meta:paragraph-count="70" meta:word-count="326" meta:character-count="1957" meta:non-whitespace-character-count="1637"/>
    <meta:generator>LibreOffice/7.6.2.1$Windows_X86_64 LibreOffice_project/56f7684011345957bbf33a7ee678afaf4d2ba333</meta:generator>
  </office:meta>
</office:document-meta>
</file>